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PreformattedText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PreformattedText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PreformattedText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5" style:parent-style-name="PreformattedText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PreformattedText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PreformattedText" style:family="paragraph">
      <style:paragraph-properties fo:line-height="200%"/>
      <style:text-properties fo:font-size="12pt" style:font-size-asian="12pt" style:font-size-complex="12pt"/>
    </style:style>
    <style:style style:name="P8" style:parent-style-name="PreformattedText" style:family="paragraph">
      <style:paragraph-properties fo:line-height="200%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PreformattedText" style:family="paragraph">
      <style:paragraph-properties fo:line-height="200%"/>
      <style:text-properties fo:font-size="12pt" style:font-size-asian="12pt" style:font-size-complex="12pt"/>
    </style:style>
    <style:style style:name="P10" style:parent-style-name="PreformattedText" style:family="paragraph">
      <style:paragraph-properties fo:line-height="200%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1" style:parent-style-name="PreformattedText" style:family="paragraph">
      <style:paragraph-properties fo:line-height="200%"/>
      <style:text-properties fo:font-size="12pt" style:font-size-asian="12pt" style:font-size-complex="12pt"/>
    </style:style>
  </office:automatic-styles>
  <office:body>
    <office:text text:use-soft-page-breaks="true">
      <text:p text:style-name="P1">Maybe I should use prototype headers instead of pre-alpha? Who knows I’m learning! Onwards and upwards!</text:p>
      <text:p text:style-name="P2"/>
      <text:p text:style-name="P3">Pre-Alpha</text:p>
      <text:p text:style-name="P4"/>
      <text:p text:style-name="P5">Version 0.1</text:p>
      <text:p text:style-name="P6"/>
      <text:p text:style-name="P7">This version is very bare bones and just includes a splash screen and a start menu (the splash screen<text:s/>loads into the start menu after a few seconds)</text:p>
      <text:p text:style-name="P8">Version 0.2</text:p>
      <text:p text:style-name="P9">In this version I added the first level as well as the main game background which I also made a little coordinate system out of!</text:p>
      <text:p text:style-name="P10">Version 0.3</text:p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Glitch Garden Version Documentation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enn, Jon</dc:creator>
    <meta:creation-date>2020-04-19T16:38:00Z</meta:creation-date>
    <dc:date>2020-04-19T17:17:00Z</dc:date>
    <meta:template xlink:href="Normal.dotm" xlink:type="simple"/>
    <meta:editing-cycles>5</meta:editing-cycles>
    <meta:editing-duration>PT2640S</meta:editing-duration>
    <meta:document-statistic meta:page-count="1" meta:paragraph-count="1" meta:word-count="64" meta:character-count="431" meta:row-count="3" meta:non-whitespace-character-count="368"/>
  </office:meta>
</office:document-meta>
</file>